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d59" officeooo:paragraph-rsid="00160d59"/>
    </style:style>
    <style:style style:name="P2" style:family="paragraph" style:parent-style-name="Standard">
      <style:text-properties officeooo:rsid="0016300f" officeooo:paragraph-rsid="0016300f"/>
    </style:style>
    <style:style style:name="T1" style:family="text">
      <style:text-properties officeooo:rsid="00163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not get ahead of yourself only do allocated tasks </text:p>
      <text:p text:style-name="P1"/>
      <text:p text:style-name="P1">if doing design first the examiner should not be able to tell that you have done your design first </text:p>
      <text:p text:style-name="P1"/>
      <text:p text:style-name="P1">be as in depth as possible <text:span text:style-name="T1">keep asking yourself can I say more and make more details </text:span></text:p>
      <text:p text:style-name="P1"/>
      <text:p text:style-name="P2">a fully normalised database to third normal form-desig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09:25:39.968657700</meta:creation-date>
    <dc:date>2025-11-04T09:50:13.703346000</dc:date>
    <meta:editing-duration>PT3M39S</meta:editing-duration>
    <meta:editing-cycles>1</meta:editing-cycles>
    <meta:document-statistic meta:table-count="0" meta:image-count="0" meta:object-count="0" meta:page-count="1" meta:paragraph-count="4" meta:word-count="53" meta:character-count="292" meta:non-whitespace-character-count="240"/>
    <meta:generator>LibreOffice/25.8.2.2$Windows_X86_64 LibreOffice_project/d401f2107ccab8f924a8e2df40f573aab7605b6f</meta:generator>
  </office:meta>
</office:document-meta>
</file>